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378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28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style:vertical-align="middle" fo:padding-left="0.075in" fo:padding-right="0.075in" fo:padding-top="0in" fo:padding-bottom="0in" fo:border="0.25pt solid #000000" style:writing-mode="lr-tb"/>
    </style:style>
    <style:style style:name="Table1.A2" style:family="table-cell">
      <style:table-cell-properties style:vertical-align="top" fo:padding-left="0.075in" fo:padding-right="0.075in" fo:padding-top="0in" fo:padding-bottom="0in" fo:border-left="0.25pt solid #000000" fo:border-right="none" fo:border-top="0.25pt solid #000000" fo:border-bottom="0.25pt solid #000000" style:writing-mode="lr-tb"/>
    </style:style>
    <style:style style:name="Table1.3" style:family="table-row">
      <style:table-row-properties style:min-row-height="0.2222in" fo:keep-together="auto"/>
    </style:style>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Standard">
      <style:paragraph-properties fo:text-align="start" style:justify-single-word="false"/>
      <style:text-properties fo:language="en" fo:country="US" fo:font-style="italic" style:language-asian="en" style:country-asian="US" style:font-style-asian="italic" style:font-style-complex="italic"/>
    </style:style>
    <style:style style:name="P3" style:family="paragraph" style:parent-style-name="Standard">
      <style:text-properties fo:font-size="9pt" style:font-size-asian="9pt" style:font-size-complex="9pt"/>
    </style:style>
    <style:style style:name="P4" style:family="paragraph" style:parent-style-name="Standard" style:master-page-name="Convert_20_2">
      <style:paragraph-properties style:page-number="auto"/>
    </style:style>
    <style:style style:name="P5" style:family="paragraph" style:parent-style-name="Abstract" style:master-page-name="Convert_20_1">
      <style:paragraph-properties style:page-number="auto"/>
    </style:style>
    <style:style style:name="P6" style:family="paragraph" style:parent-style-name="Author" style:list-style-name="">
      <style:text-properties fo:font-size="8pt" style:font-size-asian="8pt" style:font-size-complex="8pt"/>
    </style:style>
    <style:style style:name="P7" style:family="paragraph" style:parent-style-name="Author">
      <style:paragraph-properties fo:margin-top="0.0693in" fo:margin-bottom="0.0693in" loext:contextual-spacing="false" fo:line-height="50%"/>
      <style:text-properties fo:font-size="8pt" style:font-size-asian="8pt" style:font-size-complex="8pt"/>
    </style:style>
    <style:style style:name="P8" style:family="paragraph" style:parent-style-name="Author">
      <style:paragraph-properties fo:margin-top="0.0693in" fo:margin-bottom="0.028in" loext:contextual-spacing="false"/>
    </style:style>
    <style:style style:name="P9" style:family="paragraph" style:parent-style-name="Author">
      <style:paragraph-properties fo:margin-top="0.0693in" fo:margin-bottom="0.028in" loext:contextual-spacing="false"/>
      <style:text-properties officeooo:paragraph-rsid="001e45f5"/>
    </style:style>
    <style:style style:name="P10" style:family="paragraph" style:parent-style-name="paper_20_title" style:master-page-name="Standard">
      <style:paragraph-properties fo:margin-top="0.0693in" fo:margin-bottom="0.0693in" loext:contextual-spacing="false" style:page-number="auto"/>
      <style:text-properties officeooo:rsid="001d9c46" officeooo:paragraph-rsid="001d9c46"/>
    </style:style>
    <style:style style:name="P11" style:family="paragraph" style:parent-style-name="references">
      <style:paragraph-properties fo:margin-left="0.2457in" fo:margin-right="0in" fo:text-indent="-0.2457in" style:auto-text-indent="false"/>
    </style:style>
    <style:style style:name="P12" style:family="paragraph" style:parent-style-name="sponsors">
      <style:paragraph-properties fo:margin-left="0in" fo:margin-right="0in" fo:text-indent="0.2008in" style:auto-text-indent="false"/>
    </style:style>
    <style:style style:name="P13" style:family="paragraph" style:parent-style-name="Footer">
      <style:paragraph-properties fo:text-align="start" style:justify-single-word="false"/>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name-asian="Times New Roman" style:font-style-asian="italic"/>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name-asian="MS Mincho" style:font-style-asian="italic"/>
    </style:style>
    <style:style style:name="T6" style:family="text">
      <style:text-properties style:font-style-complex="italic"/>
    </style:style>
    <style:style style:name="T7" style:family="text">
      <style:text-properties fo:font-size="8pt" style:font-size-asian="8pt" style:font-size-complex="8pt"/>
    </style:style>
    <style:style style:name="T8" style:family="text">
      <style:text-properties fo:font-size="9pt" style:font-size-asian="9pt" style:font-size-complex="9pt"/>
    </style:style>
    <style:style style:name="T9" style:family="text">
      <style:text-properties fo:font-size="9pt" officeooo:rsid="001e45f5" style:font-size-asian="9pt" style:font-size-complex="9pt"/>
    </style:style>
    <style:style style:name="T10" style:family="text">
      <style:text-properties fo:font-size="9pt" fo:font-style="italic" style:font-size-asian="9pt" style:font-style-asian="italic" style:font-size-complex="9pt"/>
    </style:style>
    <style:style style:name="T11" style:family="text">
      <style:text-properties fo:font-size="9pt" fo:font-style="italic" style:font-size-asian="9pt" style:font-style-asian="italic" style:font-size-complex="9pt" style:font-style-complex="italic"/>
    </style:style>
    <style:style style:name="T12" style:family="text">
      <style:text-properties fo:font-size="9pt" fo:font-style="italic" officeooo:rsid="001e45f5" style:font-size-asian="9pt" style:font-style-asian="italic" style:font-size-complex="9pt"/>
    </style:style>
    <style:style style:name="T13" style:family="text">
      <style:text-properties style:text-position="super 58%"/>
    </style:style>
    <style:style style:name="T14" style:family="text">
      <style:text-properties style:text-position="super 58%" fo:font-size="9pt" style:font-size-asian="9pt" style:font-size-complex="9pt"/>
    </style:style>
    <style:style style:name="T15" style:family="text">
      <style:text-properties style:font-name-asian="Times New Roman"/>
    </style:style>
    <style:style style:name="T16" style:family="text">
      <style:text-properties fo:font-weight="normal" style:font-weight-asian="normal"/>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style:font-name="Times New Roman" fo:font-style="italic" style:font-style-asian="italic" style:font-name-complex="Times New Roman"/>
    </style:style>
    <style:style style:name="T20" style:family="text">
      <style:text-properties style:font-name="Symbol" fo:font-style="italic" style:font-style-asian="italic" style:font-name-complex="Symbol" style:font-style-complex="italic"/>
    </style:style>
    <style:style style:name="T21" style:family="text">
      <style:text-properties style:text-position="sub 58%"/>
    </style:style>
    <style:style style:name="T22" style:family="text">
      <style:text-properties fo:font-weight="bold" style:font-weight-asian="bold"/>
    </style:style>
    <style:style style:name="T23" style:family="text">
      <style:text-properties fo:font-style="normal" style:font-style-asian="normal"/>
    </style:style>
    <style:style style:name="T24" style:family="text">
      <style:text-properties fo:language="en" fo:country="US" fo:font-style="italic" style:language-asian="en" style:country-asian="US" style:font-style-asian="italic" style:font-style-complex="italic"/>
    </style:style>
    <style:style style:name="T25" style:family="text">
      <style:text-properties fo:font-size="4pt" style:font-size-asian="4pt" style:font-size-complex="4pt"/>
    </style:style>
    <style:style style:name="T26" style:family="text">
      <style:text-properties fo:font-variant="normal" fo:text-transform="none" fo:font-style="italic" style:font-style-asian="italic" style:font-style-complex="italic"/>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Sect1" style:family="section">
      <style:section-properties style:writing-mode="lr-tb" style:editable="false">
        <style:columns fo:column-count="4" fo:column-gap="0.15in">
          <style:column style:rel-width="16042*" fo:start-indent="0in" fo:end-indent="0.0752in"/>
          <style:column style:rel-width="16719*" fo:start-indent="0.0752in" fo:end-indent="0.0752in"/>
          <style:column style:rel-width="16719*" fo:start-indent="0.0752in" fo:end-indent="0.0752in"/>
          <style:column style:rel-width="16054*" fo:start-indent="0.0752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7*" fo:start-indent="0.1252in" fo:end-indent="0in"/>
        </style:columns>
      </style:section-properties>
    </style:style>
    <style:style style:name="Sect4"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ibrary Management System Redesign</text:p>
      <text:p text:style-name="P7"/>
      <text:section text:style-name="Sect1" text:name="Section1">
        <text:p text:style-name="P9"><text:span text:style-name="T9">Nimisha Niyogi</text:span><text:span text:style-name="T8"> <text:line-break/>line 2: </text:span><text:span text:style-name="T10">dept. name of organization (of </text:span><text:span text:style-name="T11">Affiliation</text:span><text:span text:style-name="T10">)</text:span><text:span text:style-name="T8"><text:line-break/>line 3: </text:span><text:span text:style-name="T10">name of organization (of Affiliation)<text:line-break/></text:span><text:span text:style-name="T8">line 4: City, Country<text:line-break/>line 5: email address</text:span></text:p>
        <text:p text:style-name="P9"><text:span text:style-name="T9">Todo Sidabalok</text:span><text:span text:style-name="T8"><text:line-break/>line 2: </text:span><text:span text:style-name="T10">dept. name of organization (of </text:span><text:span text:style-name="T11">Affiliation</text:span><text:span text:style-name="T10">)</text:span><text:span text:style-name="T8"><text:line-break/>line 3: </text:span><text:span text:style-name="T10">name of organization (of Affiliation)<text:line-break/></text:span><text:span text:style-name="T8">line 4: City, Country<text:line-break/>line 5: email address</text:span></text:p>
        <text:p text:style-name="P9"><text:span text:style-name="T9">Michelle Thomas</text:span><text:span text:style-name="T8"><text:line-break/></text:span><text:span text:style-name="T9">Computer Science</text:span><text:span text:style-name="T8"><text:line-break/></text:span><text:span text:style-name="T9">Wichita State University</text:span></text:p>
        <text:p text:style-name="P9"><text:span text:style-name="T10"><text:line-break/></text:span><text:span text:style-name="T12">Wichita, USA</text:span><text:span text:style-name="T8"><text:line-break/></text:span><text:span text:style-name="T9">karmadog@cox.net</text:span></text:p>
        <text:p text:style-name="P8"><text:span text:style-name="T8"><text:line-break/></text:span><text:span text:style-name="T10"> </text:span></text:p>
        <text:p text:style-name="P8"><text:span text:style-name="T10"/></text:p>
      </text:section>
      <text:section text:style-name="Sect2" text:name="Section2">
        <text:p text:style-name="P3"/>
      </text:section>
      <text:section text:style-name="Sect1" text:name="Section4">
        <text:p text:style-name="P6"/>
      </text:section>
      <text:section text:style-name="Sect3" text:name="Section5">
        <text:p text:style-name="P5"><text:span text:style-name="T2">Abstract</text:span>—This electronic document is a “live” template and already defines the components of your paper [title, text, heads, etc.] in its style sheet. <text:s/><text:span text:style-name="T1">*CRITICAL: <text:s/>Do</text:span><text:span text:style-name="T3"> </text:span><text:span text:style-name="T1">Not</text:span><text:span text:style-name="T3"> </text:span><text:span text:style-name="T1">Use</text:span><text:span text:style-name="T3"> </text:span><text:span text:style-name="T1">Symbols,</text:span><text:span text:style-name="T3"> </text:span><text:span text:style-name="T1">Special</text:span><text:span text:style-name="T3"> </text:span><text:span text:style-name="T1">Characters,</text:span><text:span text:style-name="T3"> Footnotes, </text:span><text:span text:style-name="T1">or</text:span><text:span text:style-name="T3"> </text:span><text:span text:style-name="T1">Math</text:span><text:span text:style-name="T3"> </text:span><text:span text:style-name="T1">in</text:span><text:span text:style-name="T3"> Paper </text:span><text:span text:style-name="T1">Title</text:span><text:span text:style-name="T3"> o</text:span><text:span text:style-name="T1">r</text:span><text:span text:style-name="T3"> </text:span><text:span text:style-name="T1">Abstract</text:span>. <text:span text:style-name="T6">(</text:span><text:span text:style-name="T4">Abstract</text:span><text:span text:style-name="T6">)</text:span></text:p>
        <text:p text:style-name="Keywords">Keywords—component, formatting, style, styling, insert (<text:span text:style-name="T16">key words</text:span>)</text:p>
        <text:h text:style-name="Heading_20_1" text:outline-level="1">Introduction (<text:span text:style-name="T5">Heading 1</text:span>)</text:h>
        <text:p text:style-name="Text_20_body">This template, modified in MS Word 200<text:span text:style-name="T17">7</text:span> and saved as <text:span text:style-name="T17">a </text:span>“Word 97-2003 <text:span text:style-name="T17">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Heading_20_1" text:outline-level="1">Ease of Use</text:h>
        <text:h text:style-name="Heading_20_2" text:outline-level="2">Selecting a Template (Heading 2)</text:h>
        <text:p text:style-name="Text_20_body">First, confirm that you have the correct template for your paper size. This template has been tailored for output on the US-letter paper size. If you are using A4-sized paper, please close this file and download the file “MSW_A4_format”.</text:p>
        <text:h text:style-name="Heading_20_2" text:outline-level="2">Maintaining the Integrity of the Specifications</text:h>
        <text:p text:style-name="Text_20_body"><draw:frame draw:style-name="fr1" draw:name="Frame1" text:anchor-type="paragraph" svg:x="0.6028in" svg:y="10.0008in" draw:z-index="0"><draw:text-box fo:min-height="0.0228in" fo:min-width="0in"><text:p text:style-name="P12">Identify applicable funding agency here. <text:span text:style-name="T6">If none, delete this text box.</text:span></text:p></draw:text-box></draw:frame>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Heading_20_1" text:outline-level="1">Prepare Your Paper Before Styling</text:h>
        <text:p text:style-name="Text_20_body">Before you begin to format your paper, first write and save the content as a separate text file. <text:span text:style-name="T17">Complete all content and organizational editing before formatting. Please note sections A-D below for more information on proofreading, spelling and grammar.</text:span></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5575831760997646486" text:style-name="WW8Num15">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text:s/>Spell out units when they appear in text: “. . . a few henries”, not “. . . a few H”.</text:p>
          </text:list-item>
          <text:list-item>
            <text:p text:style-name="bullet_20_list">Use a zero before decimal points: “0.25”, not “.25”. Use “cm3”, not “cc”. (<text:span text:style-name="T2">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7">:</text:span></text:p>
        <text:p text:style-name="equation"><text:tab/><text:span text:style-name="T19">a</text:span><text:span text:style-name="T19">b</text:span><text:tab/></text:p>
        <text:p text:style-name="Text_20_body">Note that the equation is centered using a center tab stop. Be sure that the symbols in your equation have been defined <text:soft-page-break/>before or immediately following the equation. Use “(1)”, not “Eq. (1)” or “equation (1)”, except at the beginning of a sentence: “Equation (1) is . . .”</text:p>
        <text:h text:style-name="Heading_20_2" text:outline-level="2">Some Common Mistakes</text:h>
        <text:list xml:id="list1509845608288" text:continue-numbering="true" text:style-name="WW8Num15">
          <text:list-item>
            <text:p text:style-name="bullet_20_list">The word “data” is plural, not singular.</text:p>
          </text:list-item>
          <text:list-item>
            <text:p text:style-name="bullet_20_list">The subscript for the permeability of vacuum <text:span text:style-name="T20"></text:span><text:span text:style-name="T21">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22">The template is designed</text:span><text:span text:style-name="T18"> for,</text:span><text:span text:style-name="T22"> but not limited to</text:span><text:span text:style-name="T18">, six authors.</text:span><text:span text:style-name="T17">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7"> </text:span>Please keep your affiliations as succinct as possible (for example, do not differentiate among departments of the same organization).</text:p>
        <text:h text:style-name="Heading_20_3" text:outline-level="3">For papers with more than six authors: <text:span text:style-name="T23">Add author names horizontally, moving to a third row if needed for more than 8 authors.</text:span></text:h>
        <text:h text:style-name="Heading_20_3" text:outline-level="3">For papers with less than six authors: <text:span text:style-name="T23">To change the default, adjust the template as follows.</text:span></text:h>
        <text:h text:style-name="Heading_20_4" text:outline-level="4">Selection: <text:span text:style-name="T23">Highlight all author and affiliation lines.</text:span></text:h>
        <text:h text:style-name="Heading_20_4" text:outline-level="4">Change number of columns: <text:span text:style-name="T23">Select the Columns icon from the MS Word Standard toolbar and then select the correct number of columns from the selection palette.</text:span></text:h>
        <text:h text:style-name="Heading_20_4" text:outline-level="4">Deletion: <text:span text:style-name="T23">Delete the author and affiliation lines for the extra authors.</text:span></text:h>
        <text:p text:style-name="P2"/>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4" text:outline-level="4"><text:span text:style-name="T15"><text:s/></text:span>Positioning Figures and Tables: <text:span text:style-name="T23">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xml:id="list989503896912624316" text:style-name="WW8Num21">
          <text:list-item>
            <text:p text:style-name="table_20_head">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B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B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3">a</text:span></text:p>
            </table:table-cell>
            <table:table-cell table:style-name="Table1.A1" office:value-type="string">
              <text:p text:style-name="P1"/>
            </table:table-cell>
            <table:table-cell table:style-name="Table1.B1" office:value-type="string">
              <text:p text:style-name="P1"/>
            </table:table-cell>
          </table:table-row>
        </table:table>
        <text:list xml:id="list249383600586859876" text:style-name="WW8Num18">
          <text:list-item>
            <text:p text:style-name="table_20_footnote">Sample of a Table footnote. (<text:span text:style-name="T1">Table footnote</text:span>)</text:p>
          </text:list-item>
        </text:list>
        <text:list xml:id="list8778207232083759523" text:style-name="WW8Num20">
          <text:list-item>
            <text:p text:style-name="figure_20_caption">Example of a figure caption. <text:span text:style-name="T6">(</text:span><text:span text:style-name="T2">figure caption</text:span><text:span text:style-name="T6">)</text:span></text:p>
          </text:list-item>
        </text:list>
        <text:p text:style-name="Text_20_body">Figure Labels: Use 8 point Times New Roman for Figure labels. Use words rather than symbols or abbreviations when <text:soft-page-break/>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text:span><text:span text:style-name="T26">Heading 5</text:span><text:span text:style-name="T2">)</text:span></text:h>
        <text:p text:style-name="Text_20_body">The preferred spelling of the word “acknowledgment” in America is without an “e” after the “g”. Avoid the stilted expression “<text:span text:style-name="T17">o</text:span>ne of us (R. B. G.) thanks ...<text:span text:style-name="T17">”. <text:s/></text:span>Instead, try “R. B. G. thanks...”.<text:span text:style-name="T17"> </text:span>Put sponsor acknowledgments in the unnumbered footnote on the first page.</text:p>
        <text:p text:style-name="Standard"/>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7"> </text:span>...”</text:p>
        <text:p text:style-name="Text_20_body">Number footnotes separately in superscripts. Place the actual footnote at the bottom of the column in which it was cited. Do not put footnotes in the<text:span text:style-name="T17"> abstract or</text:span> reference list. Use letters for table footnotes.</text:p>
        <text:p text:style-name="Text_20_body">Unless there are six authors or more give all authors<text:span text:style-name="T17">’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8030028482467899748" text:style-name="WW8Num19">
          <text:list-item>
            <text:p text:style-name="P11"><draw:frame draw:style-name="fr2" draw:name="Frame2" text:anchor-type="char" svg:x="-3.7429in" svg:y="2.339in" svg:width="3.5098in" svg:height="1.2598in" draw:z-index="1"><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G. Eason, B. Noble, and I. N. Sneddon, “On certain integrals of Lipschitz-Hankel type involving products of Bessel functions,” Phil. Trans. Roy. Soc. London, vol. A247, pp. 529–551, April 1955. <text:span text:style-name="T2">(references)</text:span></text:p>
          </text:list-item>
          <text:list-item>
            <text:p text:style-name="P11">J. Clerk Maxwell, A Treatise on Electricity and Magnetism, 3rd ed., vol. 2. Oxford: Clarendon, 1892, pp.68–73.</text:p>
          </text:list-item>
          <text:list-item>
            <text:p text:style-name="P11">I. S. Jacobs and C. P. Bean, “Fine particles, thin films and exchange anisotropy,” in Magnetism, vol. III, G. T. Rado and H. Suhl, Eds. New York: Academic, 1963, pp. 271–350.</text:p>
          </text:list-item>
          <text:list-item>
            <text:p text:style-name="P11">K. Elissa, “Title of paper if known,” unpublished.</text:p>
          </text:list-item>
          <text:list-item>
            <text:p text:style-name="P11">R. Nicole, “Title of paper with only first word capitalized,” J. Name Stand. Abbrev., in press.</text:p>
          </text:list-item>
          <text:list-item>
            <text:p text:style-name="P11">Y. Yorozu, M. Hirano, K. Oka, and Y. Tagawa, “Electron spectroscopy studies on magneto-optical media and plastic substrate interface,” IEEE Transl. J. Magn. Japan, vol. 2, pp. 740–741, August 1987 [Digests 9th Annual Conf. Magnetics Japan, p. 301, 1982].</text:p>
          </text:list-item>
          <text:list-item>
            <text:p text:style-name="P11">M. Young, The Technical Writer’s Handbook. Mill Valley, CA: University Science, 1989.</text:p>
          </text:list-item>
        </text:list>
      </text:section>
      <text:section text:style-name="Sect4" text:name="Section6">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20">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0.75in" fo:margin-bottom="0.5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MP1">XXX-X-XXXX-XXXX-X/XX/$XX.00 ©20XX IEEE</text:p>
      </style: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7-05-18T13:20:00</meta:creation-date>
    <dc:date>2017-11-05T00:15:08.112601632</dc:date>
    <meta:editing-cycles>4</meta:editing-cycles>
    <meta:editing-duration>PT7M29S</meta:editing-duration>
    <meta:generator>LibreOffice/5.1.6.2$Linux_X86_64 LibreOffice_project/10m0$Build-2</meta:generator>
    <meta:document-statistic meta:table-count="1" meta:image-count="0" meta:object-count="0" meta:page-count="5" meta:paragraph-count="87" meta:word-count="2284" meta:character-count="13741" meta:non-whitespace-character-count="11595"/>
  </office:meta>
</office:document-meta>
</file>